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107.2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89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ammanfattning">
      <style:table-properties table:display="true" style:writing-mode="lr-tb"/>
    </style:style>
    <style:style style:name="ta2" style:family="table" style:master-page-name="PageStyle_5f_Specifikatio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mmanfatt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Antal ramar:</text:p>
          </table:table-cell>
          <table:table-cell table:style-name="ce3" office:value-type="float" office:value="104" calcext:value-type="float">
            <text:p>104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"/>
          <table:table-cell table:style-name="ce12"/>
          <table:table-cell table:number-columns-repeated="1015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7"/>
          <table:table-cell table:style-name="ce9" table:number-columns-repeated="3"/>
          <table:table-cell table:style-name="ce1"/>
          <table:table-cell table:style-name="ce12"/>
          <table:table-cell table:number-columns-repeated="1015"/>
        </table:table-row>
        <table:table-row table:style-name="ro1">
          <table:table-cell table:style-name="ce2"/>
          <table:table-cell table:style-name="ce4"/>
          <table:table-cell table:style-name="ce5" office:value-type="string" calcext:value-type="string">
            <text:p>Antal delar:</text:p>
          </table:table-cell>
          <table:table-cell table:style-name="ce7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table:formula="of:=[$Specifikation.A2]" office:value-type="string" office:string-value="Ram överliggare" calcext:value-type="string">
            <text:p>Ram överliggare</text:p>
          </table:table-cell>
          <table:table-cell table:style-name="ce2" table:formula="of:=[$Specifikation.B2]&amp;[$Specifikation.H1]&amp;[$Specifikation.C2]&amp;[$Specifikation.H1]&amp;[$Specifikation.D2]&amp;[$Specifikation.H2]" office:value-type="string" office:string-value="25 x 10 x 396 mm" calcext:value-type="string">
            <text:p>25 x 10 x 396 mm</text:p>
          </table:table-cell>
          <table:table-cell table:style-name="ce6" table:formula="of:=[.B1]*[$Specifikation.E2]&amp;[$Specifikation.H4]" office:value-type="string" office:string-value="104 st" calcext:value-type="string">
            <text:p>104 st</text:p>
          </table:table-cell>
          <table:table-cell table:style-name="ce7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table:formula="of:=[$Specifikation.A5]" office:value-type="string" office:string-value="Ram sida" calcext:value-type="string">
            <text:p>Ram sida</text:p>
          </table:table-cell>
          <table:table-cell table:style-name="ce2" table:formula="of:=[$Specifikation.B5]&amp;[$Specifikation.H1]&amp;[$Specifikation.C5]&amp;[$Specifikation.H1]&amp;[$Specifikation.D5]&amp;[$Specifikation.H2]" office:value-type="string" office:string-value="25 x 10 x 212 mm" calcext:value-type="string">
            <text:p>25 x 10 x 212 mm</text:p>
          </table:table-cell>
          <table:table-cell table:style-name="ce6" table:formula="of:=[.B1]*[$Specifikation.E5]&amp;[$Specifikation.H4]" office:value-type="string" office:string-value="208 st" calcext:value-type="string">
            <text:p>208 st</text:p>
          </table:table-cell>
          <table:table-cell table:style-name="ce7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table:formula="of:=[$Specifikation.A8]" office:value-type="string" office:string-value="Ram under" calcext:value-type="string">
            <text:p>Ram under</text:p>
          </table:table-cell>
          <table:table-cell table:style-name="ce2" table:formula="of:=[$Specifikation.B8]&amp;[$Specifikation.H1]&amp;[$Specifikation.C8]&amp;[$Specifikation.H1]&amp;[$Specifikation.D8]&amp;[$Specifikation.H2]" office:value-type="string" office:string-value="25 x 10 x 366 mm" calcext:value-type="string">
            <text:p>25 x 10 x 366 mm</text:p>
          </table:table-cell>
          <table:table-cell table:style-name="ce6" table:formula="of:=[.B1]*[$Specifikation.E8]&amp;[$Specifikation.H4]" office:value-type="string" office:string-value="104 st" calcext:value-type="string">
            <text:p>104 st</text:p>
          </table:table-cell>
          <table:table-cell table:style-name="ce7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6"/>
          <table:table-cell table:style-name="ce8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table:formula="of:=[$Specifikation.A3]" office:value-type="string" office:string-value="furu" calcext:value-type="string">
            <text:p>furu</text:p>
          </table:table-cell>
          <table:table-cell table:style-name="ce2" table:formula="of:=[$Specifikation.B2]&amp;[$Specifikation.H1]&amp;[$Specifikation.C2]&amp;[$Specifikation.H2]" office:value-type="string" office:string-value="25 x 10 mm" calcext:value-type="string">
            <text:p>25 x 10 mm</text:p>
          </table:table-cell>
          <table:table-cell table:style-name="ce6" table:formula="of:=([.B1]*[$Specifikation.E2]*[$Specifikation.D2]+[.B1]*[$Specifikation.E5]*[$Specifikation.D5]+[.B1]*[$Specifikation.E8]*[$Specifikation.D8])/1000&amp;[$Specifikation.H3]" office:value-type="string" office:string-value="123.344 m" calcext:value-type="string">
            <text:p>123.344 m</text:p>
          </table:table-cell>
          <table:table-cell table:style-name="ce8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table:formula="of:=[$Specifikation.A10]" office:value-type="string" office:string-value="Ramlist från Rune" calcext:value-type="string">
            <text:p>Ramlist från Rune</text:p>
          </table:table-cell>
          <table:table-cell table:style-name="ce4"/>
          <table:table-cell table:style-name="ce4" table:formula="of:=[.B1]*[$Specifikation.E10]&amp;[$Specifikation.H4]" office:value-type="string" office:string-value="104 st" calcext:value-type="string">
            <text:p>104 st</text:p>
          </table:table-cell>
          <table:table-cell table:style-name="ce7" table:formula="of:=[.B1]*[$Specifikation.F10]" office:value-type="currency" office:currency="SEK" office:value="520" calcext:value-type="currency">
            <text:p>520.00 kr</text:p>
          </table:table-cell>
          <table:table-cell table:style-name="ce9" table:formula="of:=[.D10]" office:value-type="currency" office:currency="SEK" office:value="520" calcext:value-type="currency">
            <text:p>520.00 kr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table:formula="of:=[$Specifikation.A15]" office:value-type="string" office:string-value="Bredtrådsklammer" calcext:value-type="string">
            <text:p>Bredtrådsklammer</text:p>
          </table:table-cell>
          <table:table-cell table:style-name="ce4" table:formula="of:=[$Specifikation.D15]&amp;[$Specifikation.H2]" office:value-type="string" office:string-value="6 mm" calcext:value-type="string">
            <text:p>6 mm</text:p>
          </table:table-cell>
          <table:table-cell table:style-name="ce4" table:formula="of:=[.B1]*[$Specifikation.E15]&amp;[$Specifikation.H4]" office:value-type="string" office:string-value="416 st" calcext:value-type="string">
            <text:p>416 st</text:p>
          </table:table-cell>
          <table:table-cell table:style-name="ce7" table:formula="of:=[.B1]*[$Specifikation.E15]*[$Specifikation.F15]" office:value-type="currency" office:currency="SEK" office:value="25.376" calcext:value-type="currency">
            <text:p>25.38 kr</text:p>
          </table:table-cell>
          <table:table-cell table:style-name="ce9" table:formula="of:=[.D12]" office:value-type="currency" office:currency="SEK" office:value="25.376" calcext:value-type="currency">
            <text:p>25.38 kr</text:p>
          </table:table-cell>
          <table:table-cell table:style-name="ce9" table:formula="of:=[.D12]" office:value-type="currency" office:currency="SEK" office:value="25.376" calcext:value-type="currency">
            <text:p>25.38 kr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table:formula="of:=[$Specifikation.A14]" office:value-type="string" office:string-value="Klammer" calcext:value-type="string">
            <text:p>Klammer</text:p>
          </table:table-cell>
          <table:table-cell table:style-name="ce4" table:formula="of:=[$Specifikation.D14]&amp;[$Specifikation.H2]" office:value-type="string" office:string-value="25 mm" calcext:value-type="string">
            <text:p>25 mm</text:p>
          </table:table-cell>
          <table:table-cell table:style-name="ce4" table:formula="of:=[.B1]*[$Specifikation.E14]&amp;[$Specifikation.H4]" office:value-type="string" office:string-value="832 st" calcext:value-type="string">
            <text:p>832 st</text:p>
          </table:table-cell>
          <table:table-cell table:style-name="ce9" table:formula="of:=[.B1]*[$Specifikation.E14]*[$Specifikation.F14]" office:value-type="currency" office:currency="SEK" office:value="23.296" calcext:value-type="currency">
            <text:p>23.30 kr</text:p>
          </table:table-cell>
          <table:table-cell table:style-name="ce9" table:formula="of:=[.D13]" office:value-type="currency" office:currency="SEK" office:value="23.296" calcext:value-type="currency">
            <text:p>23.30 kr</text:p>
          </table:table-cell>
          <table:table-cell table:style-name="ce9" table:formula="of:=[.D13]" office:value-type="currency" office:currency="SEK" office:value="23.296" calcext:value-type="currency">
            <text:p>23.30 kr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4" table:number-columns-repeated="2"/>
          <table:table-cell table:style-name="ce9" table:number-columns-repeated="4"/>
          <table:table-cell table:number-columns-repeated="1017"/>
        </table:table-row>
        <table:table-row table:style-name="ro1">
          <table:table-cell table:style-name="ce2" table:formula="of:=[$Specifikation.A17]" office:value-type="string" office:string-value="Avståndshylsor" calcext:value-type="string">
            <text:p>Avståndshylsor</text:p>
          </table:table-cell>
          <table:table-cell table:style-name="ce4" table:formula="of:=[$Specifikation.D17]&amp;[$Specifikation.H2]" office:value-type="string" office:string-value="10 mm" calcext:value-type="string">
            <text:p>10 mm</text:p>
          </table:table-cell>
          <table:table-cell table:style-name="ce4" table:formula="of:=[.B1]*[$Specifikation.E17]&amp;[$Specifikation.H4]" office:value-type="string" office:string-value="416 st" calcext:value-type="string">
            <text:p>416 st</text:p>
          </table:table-cell>
          <table:table-cell table:style-name="ce9" table:formula="of:=[.B1]*[$Specifikation.E17]*[$Specifikation.F17]" office:value-type="currency" office:currency="SEK" office:value="54.496" calcext:value-type="currency">
            <text:p>54.50 kr</text:p>
          </table:table-cell>
          <table:table-cell table:style-name="ce9" table:formula="of:=[.D15]" office:value-type="currency" office:currency="SEK" office:value="54.496" calcext:value-type="currency">
            <text:p>54.50 kr</text:p>
          </table:table-cell>
          <table:table-cell table:style-name="ce9" table:formula="of:=[.D15]" office:value-type="currency" office:currency="SEK" office:value="54.496" calcext:value-type="currency">
            <text:p>54.50 kr</text:p>
          </table:table-cell>
          <table:table-cell table:style-name="ce9"/>
          <table:table-cell table:number-columns-repeated="1017"/>
        </table:table-row>
        <table:table-row table:style-name="ro1">
          <table:table-cell table:formula="of:=[$Specifikation.A18]" office:value-type="string" office:string-value="Avståndsstift" calcext:value-type="string">
            <text:p>Avståndsstift</text:p>
          </table:table-cell>
          <table:table-cell table:style-name="ce4" table:formula="of:=[$Specifikation.D18]&amp;[$Specifikation.H2]" office:value-type="string" office:string-value="6 mm" calcext:value-type="string">
            <text:p>6 mm</text:p>
          </table:table-cell>
          <table:table-cell table:style-name="ce4" table:formula="of:=[.B1]*[$Specifikation.E18]&amp;[$Specifikation.H4]" office:value-type="string" office:string-value="208 st" calcext:value-type="string">
            <text:p>208 st</text:p>
          </table:table-cell>
          <table:table-cell table:style-name="ce9" table:formula="of:=[.B1]*[$Specifikation.E18]*[$Specifikation.F18]" office:value-type="currency" office:currency="SEK" office:value="38.48" calcext:value-type="currency">
            <text:p>38.48 kr</text:p>
          </table:table-cell>
          <table:table-cell table:style-name="ce9" table:formula="of:=[.D16]" office:value-type="currency" office:currency="SEK" office:value="38.48" calcext:value-type="currency">
            <text:p>38.48 kr</text:p>
          </table:table-cell>
          <table:table-cell table:style-name="ce9" table:formula="of:=[.D16]" office:value-type="currency" office:currency="SEK" office:value="38.48" calcext:value-type="currency">
            <text:p>38.48 kr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table:formula="of:=[$Specifikation.A19]" office:value-type="string" office:string-value="Kaktråd" calcext:value-type="string">
            <text:p>Kaktråd</text:p>
          </table:table-cell>
          <table:table-cell table:style-name="ce4" table:formula="of:=[$Specifikation.D19]&amp;[$Specifikation.H2]" office:value-type="string" office:string-value="0.4 mm" calcext:value-type="string">
            <text:p>0.4 mm</text:p>
          </table:table-cell>
          <table:table-cell table:style-name="ce4" table:formula="of:=[.B1]*[$Specifikation.E19]&amp;[$Specifikation.H3]" office:value-type="string" office:string-value="135.2 m" calcext:value-type="string">
            <text:p>135.2 m</text:p>
          </table:table-cell>
          <table:table-cell table:style-name="ce9" table:formula="of:=[.B1]*[$Specifikation.E19]*[$Specifikation.F19]" office:value-type="currency" office:currency="SEK" office:value="11.492" calcext:value-type="currency">
            <text:p>11.49 kr</text:p>
          </table:table-cell>
          <table:table-cell table:style-name="ce9" table:formula="of:=[.D17]" office:value-type="currency" office:currency="SEK" office:value="11.492" calcext:value-type="currency">
            <text:p>11.49 kr</text:p>
          </table:table-cell>
          <table:table-cell table:style-name="ce9" table:formula="of:=[.D17]" office:value-type="currency" office:currency="SEK" office:value="11.492" calcext:value-type="currency">
            <text:p>11.49 kr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0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Mässingshylsa</text:p>
          </table:table-cell>
          <table:table-cell table:style-name="ce4"/>
          <table:table-cell table:style-name="ce2" table:formula="of:=[.B1]*[$Specifikation.E20]&amp;[$Specifikation.H4]" office:value-type="string" office:string-value="832 st" calcext:value-type="string">
            <text:p>832 st</text:p>
          </table:table-cell>
          <table:table-cell table:style-name="ce9"/>
          <table:table-cell table:style-name="ce9" table:formula="of:=[.B1]*[$Specifikation.E20]*[$Specifikation.F20]" office:value-type="currency" office:currency="SEK" office:value="45.76" calcext:value-type="currency">
            <text:p>45.76 kr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0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table:formula="of:=[$Specifikation.A21]" office:value-type="string" office:string-value="Ramlist" calcext:value-type="string">
            <text:p>Ramlist</text:p>
          </table:table-cell>
          <table:table-cell table:style-name="ce4"/>
          <table:table-cell table:style-name="ce2" table:formula="of:=[.B1]*[$Specifikation.E21]&amp;[$Specifikation.H4]" office:value-type="string" office:string-value="104 st" calcext:value-type="string">
            <text:p>104 st</text:p>
          </table:table-cell>
          <table:table-cell table:style-name="ce10"/>
          <table:table-cell table:style-name="ce9"/>
          <table:table-cell table:style-name="ce9" table:formula="of:=[.B1]*[$Specifikation.E21]*[$Specifikation.F21]" office:value-type="currency" office:currency="SEK" office:value="955.24" calcext:value-type="currency">
            <text:p>955.24 kr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table:formula="of:=[$Specifikation.A22]" office:value-type="string" office:string-value="Komplett ram" calcext:value-type="string">
            <text:p>Komplett ram</text:p>
          </table:table-cell>
          <table:table-cell table:style-name="ce4"/>
          <table:table-cell table:style-name="ce2" table:formula="of:=[.B1]*[$Specifikation.E22]&amp;[$Specifikation.H4]" office:value-type="string" office:string-value="104 st" calcext:value-type="string">
            <text:p>104 st</text:p>
          </table:table-cell>
          <table:table-cell table:style-name="ce10"/>
          <table:table-cell table:style-name="ce9" table:number-columns-repeated="2"/>
          <table:table-cell table:style-name="ce9" table:formula="of:=[.B1]*[$Specifikation.E22]*[$Specifikation.F22]" office:value-type="currency" office:currency="SEK" office:value="1468.48" calcext:value-type="currency">
            <text:p>1,468.48 k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0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ce2" office:value-type="string" calcext:value-type="string">
            <text:p>Summa:</text:p>
          </table:table-cell>
          <table:table-cell table:style-name="ce11" table:formula="of:=SUM([.D10:.D23])" office:value-type="currency" office:currency="SEK" office:value="673.14" calcext:value-type="currency">
            <text:p>673.14 kr</text:p>
          </table:table-cell>
          <table:table-cell table:style-name="ce11" table:formula="of:=SUM([.E10:.E23])" office:value-type="currency" office:currency="SEK" office:value="718.9" calcext:value-type="currency">
            <text:p>718.90 kr</text:p>
          </table:table-cell>
          <table:table-cell table:style-name="ce11" table:formula="of:=SUM([.F10:.F23])" office:value-type="currency" office:currency="SEK" office:value="1108.38" calcext:value-type="currency">
            <text:p>1,108.38 kr</text:p>
          </table:table-cell>
          <table:table-cell table:style-name="ce11" table:formula="of:=SUM([.G10:.G23])" office:value-type="currency" office:currency="SEK" office:value="1468.48" calcext:value-type="currency">
            <text:p>1,468.48 kr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4" table:number-columns-repeated="2"/>
          <table:table-cell table:style-name="ce7"/>
          <table:table-cell table:style-name="ce9" table:number-columns-repeated="3"/>
          <table:table-cell table:number-columns-repeated="1017"/>
        </table:table-row>
        <table:table-row table:style-name="ro1" table:number-rows-repeated="984">
          <table:table-cell table:number-columns-repeated="3"/>
          <table:table-cell table:style-name="ce9" table:number-columns-repeated="4"/>
          <table:table-cell table:number-columns-repeated="1017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cifikation" table:style-name="ta2">
        <table:table-column table:style-name="co1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1">
          <table:table-cell table:style-name="ce2"/>
          <table:table-cell table:style-name="ce2" office:value-type="string" calcext:value-type="string">
            <text:p>Bredd</text:p>
          </table:table-cell>
          <table:table-cell table:style-name="ce2" office:value-type="string" calcext:value-type="string">
            <text:p>Höjd</text:p>
          </table:table-cell>
          <table:table-cell table:style-name="ce2" office:value-type="string" calcext:value-type="string">
            <text:p>Längd (tjocklek)</text:p>
          </table:table-cell>
          <table:table-cell table:style-name="ce2" office:value-type="string" calcext:value-type="string">
            <text:p>Antal</text:p>
          </table:table-cell>
          <table:table-cell table:style-name="ce2" office:value-type="string" calcext:value-type="string">
            <text:p>Pris</text:p>
          </table:table-cell>
          <table:table-cell table:style-name="ce2" office:value-type="string" calcext:value-type="string">
            <text:p>Skiljetecken:</text:p>
          </table:table-cell>
          <table:table-cell table:style-name="ce2" office:value-type="string" calcext:value-type="string">
            <text:p><text:s/>x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m överliggar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illimeter:</text:p>
          </table:table-cell>
          <table:table-cell table:style-name="ce2" office:value-type="string" calcext:value-type="string">
            <text:p><text:s/>m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uru</text:p>
          </table:table-cell>
          <table:table-cell table:style-name="ce4" table:number-columns-repeated="4"/>
          <table:table-cell table:style-name="ce6"/>
          <table:table-cell table:style-name="ce2" office:value-type="string" calcext:value-type="string">
            <text:p>Meter:</text:p>
          </table:table-cell>
          <table:table-cell table:style-name="ce2" office:value-type="string" calcext:value-type="string">
            <text:p><text:s/>m</text:p>
          </table:table-cell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"/>
          <table:table-cell table:style-name="ce2" office:value-type="string" calcext:value-type="string">
            <text:p>Stycken:</text:p>
          </table:table-cell>
          <table:table-cell table:style-name="ce13" office:value-type="string" calcext:value-type="string">
            <text:p><text:s/>s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m sida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Kronor:</text:p>
          </table:table-cell>
          <table:table-cell table:style-name="ce13" office:value-type="string" calcext:value-type="string">
            <text:p>k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uru</text:p>
          </table:table-cell>
          <table:table-cell table:style-name="ce4" table:number-columns-repeated="4"/>
          <table:table-cell table:style-name="ce6"/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5"/>
          <table:table-cell table:style-name="ce2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Ram under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5"/>
          <table:table-cell table:style-name="ce6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Ramlist från Rune</text:p>
          </table:table-cell>
          <table:table-cell table:style-name="ce4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table:number-columns-repeated="4"/>
          <table:table-cell table:style-name="ce2"/>
          <table:table-cell table:style-name="ce4"/>
          <table:table-cell table:number-columns-repeated="1017"/>
        </table:table-row>
        <table:table-row table:style-name="ro1" table:number-rows-repeated="2">
          <table:table-cell table:style-name="ce2"/>
          <table:table-cell table:style-name="ce4" table:number-columns-repeated="4"/>
          <table:table-cell table:style-name="ce2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Klammer</text:p>
          </table:table-cell>
          <table:table-cell table:style-name="ce4"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28" calcext:value-type="float">
            <text:p>0.028</text:p>
          </table:table-cell>
          <table:table-cell table:style-name="ce4"/>
          <table:table-cell table:style-name="ce13" office:value-type="string" calcext:value-type="string">
            <text:p>CO 40-810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redtrådsklammer</text:p>
          </table:table-cell>
          <table:table-cell table:style-name="ce4"/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1" calcext:value-type="float">
            <text:p>0.061</text:p>
          </table:table-cell>
          <table:table-cell table:style-name="ce4"/>
          <table:table-cell table:style-name="ce13" office:value-type="string" calcext:value-type="string">
            <text:p>CO 40-8142</text:p>
          </table:table-cell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6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Avståndshylsor</text:p>
          </table:table-cell>
          <table:table-cell table:style-name="ce4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31" calcext:value-type="float">
            <text:p>0.131</text:p>
          </table:table-cell>
          <table:table-cell table:style-name="ce4"/>
          <table:table-cell table:style-name="ce13" office:value-type="string" calcext:value-type="string">
            <text:p>TB 53-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vståndsstift</text:p>
          </table:table-cell>
          <table:table-cell table:style-name="ce4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85" calcext:value-type="float">
            <text:p>0.185</text:p>
          </table:table-cell>
          <table:table-cell table:style-name="ce4"/>
          <table:table-cell table:style-name="ce13" office:value-type="string" calcext:value-type="string">
            <text:p>TB 55-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Kaktråd</text:p>
          </table:table-cell>
          <table:table-cell/>
          <table:table-cell table:style-name="ce4"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085" calcext:value-type="float">
            <text:p>0.085</text:p>
          </table:table-cell>
          <table:table-cell table:style-name="ce4"/>
          <table:table-cell table:style-name="ce13" office:value-type="string" calcext:value-type="string">
            <text:p>TB 60-1</text:p>
          </table:table-cell>
          <table:table-cell table:style-name="ce13" office:value-type="string" calcext:value-type="string">
            <text:p>500 g = 400 ramar</text:p>
          </table:table-cell>
          <table:table-cell table:style-name="ce13" office:value-type="string" calcext:value-type="string">
            <text:p>500 g = 650 m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ässingshylsa</text:p>
          </table:table-cell>
          <table:table-cell/>
          <table:table-cell table:style-name="ce4" table:number-columns-repeated="2"/>
          <table:table-cell table:style-name="ce2" office:value-type="float" office:value="8" calcext:value-type="float">
            <text:p>8</text:p>
          </table:table-cell>
          <table:table-cell table:style-name="ce6" office:value-type="float" office:value="0.055" calcext:value-type="float">
            <text:p>0.055</text:p>
          </table:table-cell>
          <table:table-cell table:style-name="ce4"/>
          <table:table-cell table:style-name="ce13" office:value-type="string" calcext:value-type="string">
            <text:p>TB 56-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Ramlist</text:p>
          </table:table-cell>
          <table:table-cell/>
          <table:table-cell table:style-name="ce4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.185" calcext:value-type="float">
            <text:p>9.185</text:p>
          </table:table-cell>
          <table:table-cell table:style-name="ce4"/>
          <table:table-cell table:style-name="ce13" office:value-type="string" calcext:value-type="string">
            <text:p>TB 44-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mplett ram</text:p>
          </table:table-cell>
          <table:table-cell table:style-name="ce2"/>
          <table:table-cell table:style-name="ce4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.12" calcext:value-type="float">
            <text:p>14.12</text:p>
          </table:table-cell>
          <table:table-cell table:style-name="ce4"/>
          <table:table-cell table:style-name="ce2" office:value-type="string" calcext:value-type="string">
            <text:p>TB 35-1</text:p>
          </table:table-cell>
          <table:table-cell table:style-name="ce2"/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 table:number-columns-repeated="4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4"/>
          <table:table-cell table:style-name="ce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 table:number-columns-repeated="4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4"/>
          <table:table-cell table:style-name="ce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 table:number-columns-repeated="4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4"/>
          <table:table-cell table:style-name="ce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 table:number-columns-repeated="4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4"/>
          <table:table-cell table:style-name="ce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 table:number-columns-repeated="4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4"/>
          <table:table-cell table:style-name="ce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 table:number-columns-repeated="4"/>
          <table:table-cell table:style-name="ce4" table:number-columns-repeated="6"/>
          <table:table-cell table:number-columns-repeated="101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mmanfattning" style:display-name="PageStyle_Sammanfatt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ifikation" style:display-name="PageStyle_Specifik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7" meta:object-count="0"/>
    <meta:generator>LibreOfficeDev/6.0.5.2$Linux_X86_64 LibreOffice_project/</meta:generator>
  </office:meta>
</office:document-meta>
</file>